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5" style:family="paragraph" style:parent-style-name="Standard">
      <style:paragraph-properties fo:margin-left="1in" fo:margin-right="0in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1in" fo:margin-right="0in" fo:text-indent="0in" style:auto-text-indent="false" fo:keep-with-next="always"/>
    </style:style>
    <style:style style:name="P8" style:family="paragraph" style:parent-style-name="Standard">
      <style:paragraph-properties fo:margin-left="0.5in" fo:margin-right="0in" fo:text-indent="0.5in" style:auto-text-indent="false"/>
    </style:style>
    <style:style style:name="P9" style:family="paragraph" style:parent-style-name="Standard">
      <style:paragraph-properties fo:margin-left="0.5in" fo:margin-right="0in" fo:text-indent="0.5in" style:auto-text-indent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left="0.5in" fo:margin-right="0in" fo:text-indent="0.5in" style:auto-text-indent="false" fo:keep-with-next="always"/>
    </style:style>
    <style:style style:name="P11" style:family="paragraph" style:parent-style-name="Standard">
      <style:paragraph-properties fo:margin-left="0.0626in" fo:margin-right="0in" fo:text-indent="0in" style:auto-text-indent="false" fo:keep-with-next="always"/>
    </style:style>
    <style:style style:name="P12" style:family="paragraph" style:parent-style-name="Standard">
      <style:paragraph-properties fo:keep-with-next="always"/>
    </style:style>
    <style:style style:name="P13" style:family="paragraph" style:parent-style-name="Standard">
      <style:paragraph-properties fo:keep-with-next="always"/>
      <style:text-properties fo:font-size="11pt" fo:font-weight="bold" style:font-size-asian="11pt" style:font-weight-asian="bold" style:font-size-complex="11pt"/>
    </style:style>
    <style:style style:name="P14" style:family="paragraph" style:parent-style-name="Standard" style:list-style-name="WWNum1">
      <style:paragraph-properties fo:margin-left="1.25in" fo:margin-right="-0.3126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15" style:family="paragraph" style:parent-style-name="Standard" style:list-style-name="WWNum1">
      <style:paragraph-properties fo:margin-left="1.2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16" style:family="paragraph" style:parent-style-name="Standard" style:list-style-name="WWNum4">
      <style:paragraph-properties fo:margin-left="1.2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17" style:family="paragraph" style:parent-style-name="Standard" style:list-style-name="WWNum3">
      <style:paragraph-properties fo:margin-left="1.2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2">
      <style:paragraph-properties fo:margin-left="1.25in" fo:margin-right="0in" fo:text-indent="-0.25in" style:auto-text-indent="false"/>
    </style:style>
    <style:style style:name="P19" style:family="paragraph" style:parent-style-name="Standard">
      <style:paragraph-properties fo:margin-left="1.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1pt" style:font-size-asian="11pt" style:font-size-complex="11pt"/>
    </style:style>
    <style:style style:name="P20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color="#000000" fo:font-size="11pt" style:text-underline-style="none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2"><text:span text:style-name="T1">Connor Geshan</text:span></text:p>
      <text:p text:style-name="P3"/>
      <text:p text:style-name="P4"><text:span text:style-name="T2"><text:s text:c="3"/></text:span><text:a xlink:type="simple" xlink:href="mailto:connorgeshan@gmail.com" text:style-name="ListLabel_20_37" text:visited-style-name="ListLabel_20_37"><text:span text:style-name="T5">connorgeshan@gmail.com</text:span></text:a><text:span text:style-name="T2"> <text:s text:c="4"/><text:tab/><text:tab/> <text:s text:c="6"/>(703) 408-5718 <text:tab/><text:tab/><text:tab/> <text:s text:c="8"/>cgeshan.github.io</text:span></text:p>
      <text:p text:style-name="P3"/>
      <text:p text:style-name="Standard"><text:span text:style-name="T3">Education<text:tab/>Master of Science in Mechanical Engineering<text:tab/><text:tab/><text:tab/> <text:s text:c="12"/></text:span><text:span text:style-name="T2">December 2023</text:span></text:p>
      <text:p text:style-name="Standard"><text:span text:style-name="T3"><text:tab/><text:tab/>Concentration in Robotics and Control Systems</text:span></text:p>
      <text:p text:style-name="Standard"><text:span text:style-name="T3"><text:tab/><text:tab/>GPA: 4.0/ 4.0</text:span></text:p>
      <text:p text:style-name="Standard"><text:span text:style-name="T2"><text:tab/><text:tab/>Carnegie Mellon University, Pittsburgh, PA</text:span></text:p>
      <text:p text:style-name="P5"><text:span text:style-name="T3">Current Courses</text:span><text:span text:style-name="T2">: Computer Vision, Bio-inspired Robotics, Humanoid Robotics, Space Robotics, AI/ML, Adv. Engineering Computation (C++)</text:span></text:p>
      <text:p text:style-name="P9"/>
      <text:p text:style-name="P8"><text:span text:style-name="T3">Bachelor of Science in Mechanical Engineering <text:tab/> <text:tab/><text:tab/> <text:s text:c="8"/></text:span><text:span text:style-name="T2">May 2022</text:span></text:p>
      <text:p text:style-name="Standard"><text:span text:style-name="T3"><text:tab/><text:tab/>Concentration in Mechatronics<text:tab/>Minors: Computer Science &amp; Mathematics</text:span></text:p>
      <text:p text:style-name="Standard"><text:span text:style-name="T3"><text:tab/><text:tab/></text:span><text:span text:style-name="T2">Western New England</text:span><text:span text:style-name="T3"> </text:span><text:span text:style-name="T2">University, Springfield, MA<text:tab/></text:span></text:p>
      <text:p text:style-name="P5"><text:span text:style-name="T3">Courses:</text:span><text:span text:style-name="T2"> Design Mechatronics System, Electrical Energy Systems, Software Design</text:span></text:p>
      <text:p text:style-name="P6"/>
      <text:p text:style-name="P11"><text:bookmark text:name="_heading=h.30j0zll"/><text:span text:style-name="T3">Overview<text:tab/></text:span><text:span text:style-name="T2">I am a highly motivated and detail-oriented Engineer with a strong passion </text:span></text:p>
      <text:p text:style-name="P7"><text:bookmark text:name="_heading=h.dey0oxxd0o10"/><text:span text:style-name="T2">for programming. I am actively seeking a full-time position where I can leverage my Mechanical Engineering foundation and programming skills in a software role. </text:span></text:p>
      <text:p text:style-name="P5"><text:span text:style-name="T2"><text:s text:c="3"/></text:span></text:p>
      <text:p text:style-name="P12"><text:bookmark text:name="_heading=h.30j0zll1"/><text:span text:style-name="T3">Skills<text:tab/><text:tab/>Programming:</text:span><text:span text:style-name="T2"> C++ (including OpenGL), Python, CMake, Git, Arduino, Visual Basic</text:span></text:p>
      <text:p text:style-name="P12"><text:span text:style-name="T2"><text:tab/><text:tab/></text:span><text:span text:style-name="T3">Engineering Software:</text:span><text:span text:style-name="T2"> SolidWorks, NX, MATLAB, LabVIEW </text:span></text:p>
      <text:p text:style-name="P5"><text:span text:style-name="T3">Additive Manufacturing:</text:span><text:span text:style-name="T2"> 3D Printing, CURA <text:s text:c="44"/></text:span></text:p>
      <text:p text:style-name="Standard"><text:span text:style-name="T2"><text:tab/><text:tab/><text:tab/><text:tab/></text:span></text:p>
      <text:p text:style-name="P12"><text:bookmark text:name="_heading=h.gjdgxs"/><text:span text:style-name="T3">Work<text:tab/><text:tab/>Research and Development Intern<text:tab/><text:tab/><text:tab/> <text:s text:c="10"/></text:span><text:span text:style-name="T2">June 2021 – August 2021</text:span></text:p>
      <text:p text:style-name="P12"><text:soft-page-break/><text:span text:style-name="T3">Experience<text:tab/></text:span><text:span text:style-name="T2">Callaway Golf. Carlsbad, CA</text:span></text:p>
      <text:list xml:id="list1259920473" text:style-name="WWNum1">
        <text:list-item>
          <text:p text:style-name="P14"><text:span text:style-name="T6">Utilize Python to enhance usability and efficiency of Graphical User Interfaces (GUI) </text:span></text:p>
        </text:list-item>
        <text:list-item>
          <text:p text:style-name="P15"><text:span text:style-name="T6">Design</text:span><text:span text:style-name="T2">ed and supported patent initiative for </text:span><text:span text:style-name="T6">putting alignment aid</text:span></text:p>
        </text:list-item>
        <text:list-item>
          <text:p text:style-name="P15"><text:span text:style-name="T6">Generated data manipulation Excel Sheets using Visual Basic to study the effect golf ball properties have on performance<text:line-break/></text:span></text:p>
        </text:list-item>
      </text:list>
      <text:p text:style-name="P10"><text:span text:style-name="T3">Engineering Intern<text:tab/><text:tab/><text:tab/><text:tab/><text:tab/> <text:s text:c="8"/></text:span><text:span text:style-name="T2">October 2020 – April 2021</text:span></text:p>
      <text:p text:style-name="P12"><text:span text:style-name="T2"><text:tab/><text:tab/>Callaway Golf, Chicopee, MA</text:span><text:span text:style-name="T6"><text:tab/></text:span></text:p>
      <text:list xml:id="list3868503766" text:style-name="WWNum4">
        <text:list-item>
          <text:p text:style-name="P16"><text:span text:style-name="T6">Created a</text:span><text:span text:style-name="T2">nd programmed RFID based automated tracking system (Arduino)</text:span><text:span text:style-name="T6"><text:line-break/></text:span></text:p>
        </text:list-item>
      </text:list>
      <text:p text:style-name="P10"><text:span text:style-name="T3">Teacher’s Assistant </text:span><text:span text:style-name="T2">- CMU/WNEU<text:tab/><text:tab/><text:tab/> <text:s text:c="9"/>August 2019 – Present</text:span></text:p>
      <text:list xml:id="list1505953663" text:style-name="WWNum2">
        <text:list-item>
          <text:p text:style-name="P18"><text:span text:style-name="T2">Engineering Computation course based in C++</text:span></text:p>
        </text:list-item>
      </text:list>
      <text:p text:style-name="P13"/>
      <text:p text:style-name="Standard"><text:span text:style-name="T3">Projects<text:tab/></text:span><text:span text:style-name="T2">CMU G.H.O.S.T. Jelly - </text:span><text:a xlink:type="simple" xlink:href="https://cgeshan.github.io/projects/Jelly.html" text:style-name="ListLabel_20_38" text:visited-style-name="ListLabel_20_38"><text:span text:style-name="T2">Biomimetic Jellyfish Soft Robo</text:span></text:a><text:span text:style-name="T2"> <text:s text:c="11"/>January 2023 - May 2023</text:span></text:p>
      <text:list xml:id="list103322965703743" text:continue-numbering="true" text:style-name="WWNum2">
        <text:list-item>
          <text:p text:style-name="P18"><text:span text:style-name="T2">Programmed control system for electromagnetic actuation system (Arduino)</text:span></text:p>
        </text:list-item>
        <text:list-item>
          <text:p text:style-name="P18"><text:span text:style-name="T2">Won Best Overall Project at CMU Mechanical Engineering Design Expo</text:span></text:p>
        </text:list-item>
      </text:list>
      <text:p text:style-name="P8"><text:span text:style-name="T2"><text:line-break/><text:tab/>CMU Unoptimized - </text:span><text:a xlink:type="simple" xlink:href="https://cgeshan.github.io/projects/Blocked.html" text:style-name="ListLabel_20_38" text:visited-style-name="ListLabel_20_38"><text:span text:style-name="T2">Voxelization Application</text:span></text:a><text:span text:style-name="T2"> (C++) <text:s text:c="16"/>January 2023 - May 2023</text:span></text:p>
      <text:list xml:id="list103321110184369" text:continue-numbering="true" text:style-name="WWNum2">
        <text:list-item>
          <text:p text:style-name="P18"><text:span text:style-name="T2">Developed binary stl import and export functionality</text:span></text:p>
        </text:list-item>
        <text:list-item>
          <text:p text:style-name="P18"><text:span text:style-name="T2">Handled all OpenGL rendering of stl files and voxelized structures</text:span></text:p>
        </text:list-item>
        <text:list-item>
          <text:p text:style-name="P18"><text:span text:style-name="T2">Build applications user interface (wxWidgets) and implemented its functionality</text:span></text:p>
        </text:list-item>
        <text:list-item>
          <text:p text:style-name="P18"><text:span text:style-name="T2">Assisted in depth-first search algorithm for merging voxels</text:span></text:p>
        </text:list-item>
      </text:list>
      <text:p text:style-name="P6"/>
      <text:p text:style-name="P8"><text:span text:style-name="T2">CMU PRISM Ranger <text:tab/> <text:tab/><text:tab/><text:tab/> <text:s text:c="9"/>September 2022 - December 2022</text:span></text:p>
      <text:list xml:id="list31770993" text:style-name="WWNum3">
        <text:list-item>
          <text:p text:style-name="P17"><text:span text:style-name="T6">Perception Deputy of Surface Mobility Team<text:line-break/></text:span></text:p>
        </text:list-item>
      </text:list>
      <text:p text:style-name="P8"><text:span text:style-name="T2">WNE Rabbit &amp; Snitch Robot Competition<text:tab/><text:tab/> <text:s/>August 2018 – December 2019</text:span></text:p>
      <text:list xml:id="list103322732868107" text:continue-numbering="true" text:style-name="WWNum3">
        <text:list-item>
          <text:p text:style-name="P17"><text:span text:style-name="T6">Developed one remote-controlled seeker robot and one autonomous avoidance robot</text:span></text:p>
        </text:list-item>
      </text:list>
      <text:p text:style-name="P19"/>
      <text:p text:style-name="P12"><text:span text:style-name="T3">Activities<text:tab/></text:span><text:span text:style-name="T2">NCAA Athlete – Men’s Ice Hockey – Western New England<text:tab/><text:tab/> <text:s text:c="7"/>2018-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annotation_20_text" style:display-name="annotation text" style:family="paragraph" style:parent-style-name="normal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normal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color="#000000" fo:font-size="11pt" style:text-underline-style="none" style:font-size-asian="11pt" style:font-size-complex="11pt"/>
    </style:style>
    <style:style style:name="ListLabel_20_38" style:display-name="ListLabel 38" style:family="text">
      <style:text-properties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6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0.3752in" fo:margin-left="1in" fo:margin-right="1in" style:writing-mode="lr-tb" style:layout-grid-color="#c0c0c0" style:layout-grid-lines="26193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13:01:00</meta:creation-date>
    <meta:initial-creator>chr</meta:initial-creator>
    <meta:document-statistic meta:table-count="0" meta:image-count="0" meta:object-count="0" meta:page-count="2" meta:paragraph-count="41" meta:word-count="353" meta:character-count="2741" meta:non-whitespace-character-count="2207"/>
    <meta:generator>LibreOfficeDev/6.0.5.2$Linux_X86_64 LibreOffice_project/</meta:generator>
    <meta:user-defined meta:name="GrammarlyDocumentId">4d37c561465ef6d5fd23001d9912e869f7d2fa8f858b1c499fc32651713e3f07</meta:user-defined>
  </office:meta>
</office:document-meta>
</file>